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2000000258D5569BE7.png"/>
  <manifest:file-entry manifest:media-type="image/png" manifest:full-path="Pictures/10000000000001370000026EE4B9092D.png"/>
  <manifest:file-entry manifest:media-type="image/gif" manifest:full-path="Pictures/100002000000000A0000000AEF71DCFC.gif"/>
  <manifest:file-entry manifest:media-type="image/png" manifest:full-path="Pictures/10000000000000200000002000309F1C.png"/>
  <manifest:file-entry manifest:media-type="image/gif" manifest:full-path="Pictures/100002000000000A0000000A2DB17B76.gif"/>
  <manifest:file-entry manifest:media-type="image/gif" manifest:full-path="Pictures/100002000000000A0000000A9CD39ACD.gif"/>
  <manifest:file-entry manifest:media-type="image/gif" manifest:full-path="Pictures/100002000000000A0000000ADDA84F49.gif"/>
  <manifest:file-entry manifest:media-type="image/gif" manifest:full-path="Pictures/100002000000000A0000000A1F4FBE6C.gif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cccff" draw:opacity="100%" draw:opacity-name="Transparency_20_20" draw:textarea-horizontal-align="center" draw:textarea-vertical-align="middle" draw:shadow="hidden" draw:shadow-color="#808080" draw:shadow-opacity="100%"/>
    </style:style>
    <style:style style:name="pr1" style:family="presentation" style:parent-style-name="titan-title">
      <style:graphic-properties draw:fill-color="#ffffff" draw:auto-grow-height="true" fo:min-height="1.5cm"/>
    </style:style>
    <style:style style:name="pr2" style:family="presentation" style:parent-style-name="titan-notes">
      <style:graphic-properties draw:fill-color="#ffffff" draw:auto-grow-height="true" fo:min-height="11.409cm"/>
    </style:style>
    <style:style style:name="pr3" style:family="presentation" style:parent-style-name="標準1-title">
      <style:graphic-properties draw:fill-color="#ffffff" draw:auto-grow-height="true" fo:min-height="1.5cm"/>
    </style:style>
    <style:style style:name="pr4" style:family="presentation" style:parent-style-name="標準1-outline1">
      <style:graphic-properties draw:fill-color="#ffffff" draw:auto-grow-height="true" fo:min-height="16cm"/>
    </style:style>
    <style:style style:name="pr5" style:family="presentation" style:parent-style-name="標準1-notes">
      <style:graphic-properties draw:fill-color="#ffffff" fo:min-height="11.409cm"/>
    </style:style>
    <style:style style:name="pr6" style:family="presentation" style:parent-style-name="標準1-title">
      <style:graphic-properties draw:fill-color="#ffffff" draw:auto-grow-height="true" fo:min-height="1.501cm"/>
    </style:style>
    <style:style style:name="pr7" style:family="presentation" style:parent-style-name="標準1-notes">
      <style:graphic-properties draw:fill-color="#ffffff" draw:auto-grow-height="true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.9cm" fo:margin-right="0cm" fo:text-indent="-0.9cm"/>
    </style:style>
    <style:style style:name="P5" style:family="paragraph">
      <style:paragraph-properties fo:margin-left="0cm" fo:margin-right="0cm" fo:text-indent="0cm"/>
      <style:text-properties fo:color="#ccccff"/>
    </style:style>
    <style:style style:name="T1" style:family="text">
      <style:text-properties fo:color="#ffff99"/>
    </style:style>
    <style:style style:name="T2" style:family="text">
      <style:text-properties fo:color="#cccc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an" presentation:presentation-page-layout-name="AL1T0">
        <draw:frame presentation:style-name="pr1" draw:text-style-name="P1" draw:layer="layout" svg:width="13.467cm" svg:height="1.5cm" svg:x="2.533cm" svg:y="2.381cm" presentation:class="title">
          <draw:text-box>
            <text:p text:style-name="P1">Title of Lecture/Talk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draw:frame presentation:style-name="pr3" draw:text-style-name="P1" draw:layer="layout" svg:width="24cm" svg:height="1.5cm" svg:x="0.5cm" svg:y="1cm" presentation:class="title">
          <draw:text-box>
            <text:p text:style-name="P1"><text:span text:style-name="T1">Lecture Outline</text:span></text:p>
          </draw:text-box>
        </draw:frame>
        <draw:rect draw:style-name="gr2" draw:text-style-name="P3" draw:layer="layout" svg:width="25cm" svg:height="17.29cm" svg:x="0cm" svg:y="3.21cm">
          <text:p/>
        </draw:rect>
        <draw:frame presentation:style-name="pr4" draw:text-style-name="P4" draw:layer="layout" svg:width="23cm" svg:height="16cm" svg:x="1cm" svg:y="4cm" presentation:class="outline" presentation:user-transformed="true">
          <draw:text-box>
            <text:list text:style-name="L2">
              <text:list-item>
                <text:p text:style-name="P1">Lorem ipsum dolor sit amet, consectetuer adipiscing elit.</text:p>
              </text:list-item>
              <text:list-item>
                <text:p text:style-name="P1">Vestibulum id diam eget arcu laoreet scelerisque.</text:p>
              </text:list-item>
              <text:list-item>
                <text:p text:style-name="P1">Praesent aliquet tincidunt elit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2T1">
        <draw:frame presentation:style-name="pr3" draw:text-style-name="P1" draw:layer="layout" svg:width="24cm" svg:height="1.5cm" svg:x="0.5cm" svg:y="1.001cm" presentation:class="title">
          <draw:text-box>
            <text:p text:style-name="P1">Topic 1</text:p>
          </draw:text-box>
        </draw:frame>
        <draw:frame presentation:style-name="pr4" draw:text-style-name="P4" draw:layer="layout" svg:width="23cm" svg:height="16cm" svg:x="1cm" svg:y="4cm" presentation:class="outline" presentation:user-transformed="true">
          <draw:text-box>
            <text:list text:style-name="L2">
              <text:list-item>
                <text:p text:style-name="P1">Mauris rhoncus posuere massa.</text:p>
              </text:list-item>
            </text:list>
            <text:list text:style-name="L3">
              <text:list-item>
                <text:list>
                  <text:list-item>
                    <text:p text:style-name="P1">Aliquam at tellus aliquam turpis consequat euismod.</text:p>
                    <text:list>
                      <text:list-item>
                        <text:p text:style-name="P1">Nulla lobortis odio vitae pede.</text:p>
                        <text:list>
                          <text:list-item>
                            <text:p text:style-name="P1">Vivamus nec nisl in mauris condimentum posuere.</text:p>
                            <text:list>
                              <text:list-item>
                                <text:p text:style-name="P1">Ut fermentum dictum lacus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2T1">
        <draw:frame presentation:style-name="pr6" draw:text-style-name="P5" draw:layer="layout" svg:width="24cm" svg:height="1.501cm" svg:x="0.5cm" svg:y="1cm" presentation:class="title" presentation:user-transformed="true">
          <draw:text-box>
            <text:p text:style-name="P1"><text:span text:style-name="T2">Illustration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7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titan1" xlink:href="Pictures/100000000000032000000258D5569BE7.png" xlink:type="simple" xlink:show="embed" xlink:actuate="onLoad"/>
    <draw:fill-image draw:name="titan2" xlink:href="Pictures/10000000000001370000026EE4B9092D.png" xlink:type="simple" xlink:show="embed" xlink:actuate="onLoad"/>
    <draw:opacity draw:name="Transparency_20_20" draw:display-name="Transparency 20" draw:style="ellipsoid" draw:cx="50%" draw:cy="50%" draw:start="70%" draw:end="4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25" draw:display-name="Transparency 25" draw:style="ellipsoid" draw:cx="50%" draw:cy="50%" draw:start="95%" draw:end="90%" draw:angle="15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itan-background" style:family="presentation">
      <style:graphic-properties draw:stroke="none" draw:fill="bitmap" draw:fill-color="#355e00" draw:fill-gradient-name="Gradient_20_7" draw:fill-image-name="titan1" draw:fill-image-width="7cm" draw:fill-image-height="7cm" style:repeat="stretch"/>
    </style:style>
    <style:style style:name="titan-backgroundobjects" style:family="presentation">
      <style:graphic-properties draw:shadow="hidden" draw:shadow-offset-x="0.3cm" draw:shadow-offset-y="0.3cm" draw:shadow-color="#808080"/>
    </style:style>
    <style:style style:name="titan-notes" style:family="presentation">
      <style:graphic-properties draw:stroke="none" draw:fill="none">
        <text:list-style style:name="tit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titan-outline1" style:family="presentation">
      <style:graphic-properties draw:stroke="none" draw:fill="none">
        <text:list-style style:name="tit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itan-outline2" style:family="presentation" style:parent-style-name="titan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titan-outline3" style:family="presentation" style:parent-style-name="titan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titan-outline4" style:family="presentation" style:parent-style-name="titan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titan-outline5" style:family="presentation" style:parent-style-name="titan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titan-outline6" style:family="presentation" style:parent-style-name="titan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titan-outline7" style:family="presentation" style:parent-style-name="titan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titan-outline8" style:family="presentation" style:parent-style-name="titan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titan-outline9" style:family="presentation" style:parent-style-name="titan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titan-subtitle" style:family="presentation">
      <style:graphic-properties draw:stroke="none" draw:fill="none" draw:textarea-vertical-align="middle">
        <text:list-style style:name="tit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itan-title" style:family="presentation">
      <style:graphic-properties draw:stroke="none" draw:fill="none" draw:textarea-vertical-align="middle">
        <text:list-style style:name="tit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titan2" draw:fill-image-width="10.5cm" draw:fill-image-height="21cm" style:repeat="repeat" draw:fill-image-ref-point="bottom-right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indent="0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color="#355e00" draw:fill-gradient-name="Gradient_20_7" draw:fill-image-name="titan1" draw:fill-image-width="7cm" draw:fill-image-height="7cm" style:repeat="stretch"/>
    </style:style>
    <style:style style:name="Mdp2" style:family="drawing-page">
      <style:drawing-page-properties draw:background-size="border" draw:fill="bitmap" draw:fill-color="#355e00" draw:fill-gradient-name="Gradient_20_8" draw:fill-image-name="titan2" draw:fill-image-width="10.5cm" draw:fill-image-height="21cm" style:repeat="repeat" draw:fill-image-ref-point="bottom-righ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79cm"/>
    </style:style>
    <style:style style:name="Mgr4" style:family="graphic" style:parent-style-name="standard">
      <style:graphic-properties draw:stroke="none" draw:fill="solid" draw:fill-color="#333366" draw:opacity="100%" draw:opacity-name="Transparency_20_23" draw:textarea-horizontal-align="center" draw:textarea-vertical-align="middle" draw:shadow="hidden" draw:shadow-color="#808080" draw:shadow-opacity="100%"/>
    </style:style>
    <style:style style:name="Mgr5" style:family="graphic" style:parent-style-name="standard">
      <style:graphic-properties draw:stroke="none" draw:fill="solid" draw:fill-color="#ffffcc" draw:opacity="100%" draw:opacity-name="Transparency_20_25" draw:textarea-horizontal-align="center" draw:textarea-vertical-align="middle" draw:shadow="hidden" draw:shadow-color="#808080" draw:shadow-opacity="100%"/>
    </style:style>
    <style:style style:name="Mgr6" style:family="graphic" style:parent-style-name="standard">
      <style:graphic-properties draw:stroke="none" draw:fill="gradient" draw:fill-color="#996633" draw:fill-gradient-name="Square_20_yellow_2f_white" draw:opacity="50%" draw:textarea-horizontal-align="center" draw:textarea-vertical-align="middle" draw:shadow="hidden" draw:shadow-color="#808080" draw:shadow-opacity="50%"/>
    </style:style>
    <style:style style:name="Mgr7" style:family="graphic" style:parent-style-name="standard">
      <style:graphic-properties svg:stroke-width="0.25cm" svg:stroke-color="#e6e64c" draw:marker-start-width="0.68cm" draw:marker-end-width="0.68cm" svg:stroke-opacity="75%" draw:textarea-horizontal-align="center" draw:textarea-vertical-align="middle" fo:padding-top="0.125cm" fo:padding-bottom="0.125cm" fo:padding-left="0.125cm" fo:padding-right="0.125cm"/>
    </style:style>
    <style:style style:name="Mpr1" style:family="presentation" style:parent-style-name="titan-outline1">
      <style:graphic-properties draw:fill-color="#ffffff" draw:auto-grow-height="false" fo:min-height="13.23cm"/>
    </style:style>
    <style:style style:name="Mpr2" style:family="presentation" style:parent-style-name="titan-title">
      <style:graphic-properties draw:fill-color="#ffffff" draw:auto-grow-height="false" fo:min-height="3.507cm"/>
    </style:style>
    <style:style style:name="Mpr3" style:family="presentation" style:parent-style-name="標準1-title">
      <style:graphic-properties draw:fill-color="#ffffff" draw:auto-grow-height="false" fo:min-height="3.507cm"/>
    </style:style>
    <style:style style:name="Mpr4" style:family="presentation" style:parent-style-name="標準1-outline1">
      <style:graphic-properties draw:fill-color="#ffffff" draw:auto-grow-height="false" fo:min-height="13.2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1.2cm" fo:margin-right="0cm" fo:text-indent="-0.9cm"/>
    </style:style>
    <style:style style:name="MP3" style:family="paragraph">
      <style:paragraph-properties text:enable-numbering="false" fo:margin-left="0cm" fo:margin-right="0cm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MP6" style:family="paragraph">
      <style:paragraph-properties fo:margin-left="0cm" fo:margin-right="0cm" fo:text-align="start" fo:text-indent="0cm"/>
    </style:style>
    <style:style style:name="MP7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MP8" style:family="paragraph">
      <style:paragraph-properties fo:margin-left="0cm" fo:margin-right="0cm" fo:text-align="start" fo:text-indent="0cm"/>
      <style:text-properties fo:color="#ffff66" fo:font-family="Arial" style:font-family-generic="swiss" style:font-pitch="variable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fo:margin-left="0cm" fo:margin-right="0cm" fo:text-align="center" fo:text-indent="0cm"/>
      <style:text-properties style:use-window-font-color="true" fo:font-family="Arial" style:font-family-generic="swiss" style:font-pitch="variable" fo:font-size="18pt"/>
    </style:style>
    <style:style style:name="M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M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MT4" style:family="text">
      <style:text-properties fo:color="#ffff66" fo:font-family="Arial" style:font-family-generic="swiss" style:font-pitch="variable" fo:font-size="18pt" fo:font-weight="bold" style:font-family-asian="標楷體" style:font-style-name-asian="粗體" style:font-family-generic-asian="script" style:font-pitch-asian="fixed" style:font-size-asian="20pt" style:font-weight-asian="bold" style:font-size-complex="24pt"/>
    </style:style>
    <style:style style:name="MT5" style:family="text">
      <style:text-properties fo:color="#ffff66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MT6" style:family="text">
      <style:text-properties fo:color="#ffff66" style:text-position="super 58%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MT7" style:family="text">
      <style:text-properties style:use-window-font-color="true" fo:font-family="Arial" style:font-family-generic="swiss" style:font-pitch="variable" fo:font-size="18pt"/>
    </style:style>
    <text:list-style style:name="M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titan" style:page-layout-name="PM1" draw:style-name="Mdp1">
      <draw:frame presentation:style-name="Mpr1" draw:text-style-name="MP2" draw:layer="backgroundobjects" svg:width="6cm" svg:height="9cm" svg:x="0cm" svg:y="15cm" presentation:class="outline">
        <draw:text-box>
          <text:list text:style-name="ML1">
            <text:list-item>
              <text:p text:style-name="MP1">請按鼠標，編輯大綱文字格式。</text:p>
              <text:list>
                <text:list-item>
                  <text:p text:style-name="MP1">第二個大綱級</text:p>
                  <text:list>
                    <text:list-item>
                      <text:p text:style-name="MP1">第三個大綱級</text:p>
                      <text:list>
                        <text:list-item>
                          <text:p text:style-name="MP1">第四個大綱級</text:p>
                          <text:list>
                            <text:list-item>
                              <text:p text:style-name="MP1">第五個大綱級</text:p>
                              <text:list>
                                <text:list-item>
                                  <text:p text:style-name="MP1">第六個大綱級</text:p>
                                  <text:list>
                                    <text:list-item>
                                      <text:p text:style-name="MP1">第七個大綱級</text:p>
                                      <text:list>
                                        <text:list-item>
                                          <text:p text:style-name="MP1">第八個大綱級</text:p>
                                          <text:list>
                                            <text:list-item>
                                              <text:p text:style-name="MP1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13.467cm" svg:height="2.26cm" svg:x="2.533cm" svg:y="2cm" presentation:class="title">
        <draw:text-box>
          <text:p text:style-name="MP1">請按一下鼠標，編輯標題文的格式。</text:p>
        </draw:text-box>
      </draw:frame>
      <draw:frame draw:style-name="Mgr1" draw:text-style-name="MP3" draw:layer="backgroundobjects" svg:width="3.5cm" svg:height="1cm" svg:x="22.37cm" svg:y="7.59cm">
        <draw:text-box>
          <text:p text:style-name="MP1"><text:span text:style-name="MT1">2005-12-31</text:span></text:p>
        </draw:text-box>
      </draw:frame>
      <draw:frame draw:style-name="Mgr2" draw:text-style-name="MP5" draw:layer="backgroundobjects" svg:width="8.611cm" svg:height="2.635cm" svg:x="17cm" svg:y="4.634cm">
        <draw:text-box>
          <text:p text:style-name="MP4"><text:span text:style-name="MT2">Course Name</text:span></text:p>
          <text:p text:style-name="MP4"><text:span text:style-name="MT3">More Description About the Course</text:span></text:p>
        </draw:text-box>
      </draw:frame>
      <draw:frame draw:style-name="Mgr3" draw:text-style-name="MP8" draw:layer="backgroundobjects" svg:width="8.5cm" svg:height="3.074cm" svg:x="2cm" svg:y="17.021cm">
        <draw:text-box>
          <text:p text:style-name="MP6"><text:span text:style-name="MT4">Your Name</text:span></text:p>
          <text:p text:style-name="MP6"><text:span text:style-name="MT5">Your Title</text:span></text:p>
          <text:p text:style-name="MP7"><text:span text:style-name="MT5">1</text:span><text:span text:style-name="MT6">st</text:span><text:span text:style-name="MT5"> Line of Your Organization</text:span></text:p>
          <text:p text:style-name="MP7"><text:span text:style-name="MT5">2</text:span><text:span text:style-name="MT6">nd</text:span><text:span text:style-name="MT5"> Line of Your Organization</text:span></text:p>
        </draw:text-box>
      </draw:frame>
      <presentation:notes style:page-layout-name="PM2">
        <draw:page-thumbnail presentation:style-name="titan-title" draw:layer="backgroundobjects" svg:width="13.705cm" svg:height="10.279cm" svg:x="3.647cm" svg:y="2.853cm" presentation:class="page"/>
        <draw:frame presentation:style-name="titan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Mdp2">
      <draw:rect draw:style-name="Mgr4" draw:text-style-name="MP9" draw:layer="backgroundobjects" svg:width="25cm" svg:height="2.5cm" svg:x="0cm" svg:y="0.5cm">
        <text:p/>
      </draw:rect>
      <draw:frame presentation:style-name="Mpr3" draw:text-style-name="MP1" draw:layer="backgroundobjects" svg:width="24cm" svg:height="1.5cm" svg:x="0.5cm" svg:y="1cm" presentation:class="title">
        <draw:text-box>
          <text:p text:style-name="MP1">請按一下鼠標，編輯標題文的格式。</text:p>
        </draw:text-box>
      </draw:frame>
      <draw:rect draw:style-name="Mgr5" draw:text-style-name="MP9" draw:layer="backgroundobjects" svg:width="25cm" svg:height="17.29cm" svg:x="0cm" svg:y="3.21cm">
        <text:p/>
      </draw:rect>
      <draw:frame presentation:style-name="Mpr4" draw:text-style-name="MP2" draw:layer="backgroundobjects" svg:width="23cm" svg:height="16cm" svg:x="1cm" svg:y="4cm" presentation:class="outline">
        <draw:text-box>
          <text:list text:style-name="ML4">
            <text:list-item>
              <text:p text:style-name="MP1">請按鼠標，編輯大綱文字格式。</text:p>
              <text:list>
                <text:list-item>
                  <text:p text:style-name="MP1">第二個大綱級</text:p>
                  <text:list>
                    <text:list-item>
                      <text:p text:style-name="MP1">第三個大綱級</text:p>
                      <text:list>
                        <text:list-item>
                          <text:p text:style-name="MP1">第四個大綱級</text:p>
                          <text:list>
                            <text:list-item>
                              <text:p text:style-name="MP1">第五個大綱級</text:p>
                              <text:list>
                                <text:list-item>
                                  <text:p text:style-name="MP1">第六個大綱級</text:p>
                                  <text:list>
                                    <text:list-item>
                                      <text:p text:style-name="MP1">第七個大綱級</text:p>
                                      <text:list>
                                        <text:list-item>
                                          <text:p text:style-name="MP1">第八個大綱級</text:p>
                                          <text:list>
                                            <text:list-item>
                                              <text:p text:style-name="MP1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ircle draw:style-name="Mgr6" draw:text-style-name="MP11" draw:layer="backgroundobjects" svg:width="1.5cm" svg:height="1.5cm" svg:x="26cm" svg:y="19cm">
        <text:p text:style-name="MP10"><text:span text:style-name="MT7"><text:page-number>3</text:page-number></text:span></text:p>
      </draw:circle>
      <draw:line draw:style-name="Mgr7" draw:text-style-name="MP9" draw:layer="backgroundobjects" svg:x1="0cm" svg:y1="3.103cm" svg:x2="25cm" svg:y2="3.103cm">
        <text:p/>
      </draw:lin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.org/3.4$Win32 OpenOffice.org_project/340m1$Build-9590</meta:generator>
    <meta:creation-date>2012-07-22T16:08:52.04</meta:creation-date>
    <dc:language>en-US</dc:language>
    <meta:editing-cycles>2</meta:editing-cycles>
    <meta:editing-duration>PT1M32S</meta:editing-duration>
    <dc:date>2012-07-22T16:10:22.27</dc:date>
    <meta:document-statistic meta:object-count="34"/>
    <meta:user-defined meta:name="Info 1"/>
    <meta:user-defined meta:name="Info 2"/>
    <meta:user-defined meta:name="Info 3"/>
    <meta:user-defined meta:name="Info 4"/>
  </office:meta>
</office:document-meta>
</file>